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ff73" officeooo:paragraph-rsid="0018ff73"/>
    </style:style>
    <style:style style:name="P2" style:family="paragraph" style:parent-style-name="Standard">
      <style:text-properties style:font-name="Arial" officeooo:rsid="001fe03d" officeooo:paragraph-rsid="001fe03d"/>
    </style:style>
    <style:style style:name="P3" style:family="paragraph" style:parent-style-name="Standard">
      <style:text-properties style:font-name="Arial" officeooo:rsid="0020998a" officeooo:paragraph-rsid="0020998a"/>
    </style:style>
    <style:style style:name="P4" style:family="paragraph" style:parent-style-name="Standard">
      <style:text-properties style:font-name="Arial" officeooo:rsid="0021d6bd" officeooo:paragraph-rsid="0021d6bd"/>
    </style:style>
    <style:style style:name="P5" style:family="paragraph" style:parent-style-name="Standard">
      <style:text-properties style:font-name="Arial" officeooo:rsid="002a5c7f" officeooo:paragraph-rsid="002a5c7f"/>
    </style:style>
    <style:style style:name="P6" style:family="paragraph" style:parent-style-name="Standard">
      <style:text-properties style:font-name="Arial" officeooo:rsid="002a6464" officeooo:paragraph-rsid="002a6464"/>
    </style:style>
    <style:style style:name="P7" style:family="paragraph" style:parent-style-name="Standard">
      <style:text-properties style:font-name="Arial" officeooo:rsid="002d02c2" officeooo:paragraph-rsid="002d02c2"/>
    </style:style>
    <style:style style:name="P8" style:family="paragraph" style:parent-style-name="Standard">
      <style:text-properties style:font-name="Arial" officeooo:rsid="00336342" officeooo:paragraph-rsid="00336342"/>
    </style:style>
    <style:style style:name="P9" style:family="paragraph" style:parent-style-name="Standard">
      <style:text-properties style:font-name="Arial" officeooo:rsid="0036946f" officeooo:paragraph-rsid="0036946f"/>
    </style:style>
    <style:style style:name="P10" style:family="paragraph" style:parent-style-name="Standard">
      <style:text-properties style:font-name="Arial" officeooo:rsid="0042d14b" officeooo:paragraph-rsid="0042d14b"/>
    </style:style>
    <style:style style:name="P11" style:family="paragraph" style:parent-style-name="Standard">
      <style:text-properties style:font-name="Arial" officeooo:rsid="00447d52" officeooo:paragraph-rsid="00447d52"/>
    </style:style>
    <style:style style:name="P12" style:family="paragraph" style:parent-style-name="Standard">
      <style:text-properties style:font-name="Arial" officeooo:rsid="00491650" officeooo:paragraph-rsid="00491650"/>
    </style:style>
    <style:style style:name="P13" style:family="paragraph" style:parent-style-name="Standard">
      <style:text-properties style:font-name="Arial" officeooo:rsid="004f08fb" officeooo:paragraph-rsid="004f08fb"/>
    </style:style>
    <style:style style:name="P14" style:family="paragraph" style:parent-style-name="Standard">
      <style:text-properties style:font-name="Arial" officeooo:rsid="00580952" officeooo:paragraph-rsid="00580952"/>
    </style:style>
    <style:style style:name="P15" style:family="paragraph" style:parent-style-name="Standard">
      <style:text-properties style:font-name="Arial" officeooo:rsid="005b04ef" officeooo:paragraph-rsid="005b04ef"/>
    </style:style>
    <style:style style:name="P16" style:family="paragraph" style:parent-style-name="Standard">
      <style:text-properties style:font-name="Arial" officeooo:rsid="0064520e" officeooo:paragraph-rsid="0064520e"/>
    </style:style>
    <style:style style:name="P17" style:family="paragraph" style:parent-style-name="Standard" style:list-style-name="L1">
      <style:text-properties style:font-name="Arial" officeooo:rsid="00696f74" officeooo:paragraph-rsid="00696f74"/>
    </style:style>
    <style:style style:name="P18" style:family="paragraph" style:parent-style-name="Standard" style:list-style-name="L1">
      <style:text-properties style:font-name="Arial" officeooo:rsid="006a8949" officeooo:paragraph-rsid="006a8949"/>
    </style:style>
    <style:style style:name="P19" style:family="paragraph" style:parent-style-name="Standard">
      <style:text-properties style:font-name="Arial" officeooo:rsid="006a8949" officeooo:paragraph-rsid="006a8949"/>
    </style:style>
    <style:style style:name="P20" style:family="paragraph" style:parent-style-name="Standard">
      <style:text-properties style:font-name="Arial" officeooo:rsid="008aa8ad" officeooo:paragraph-rsid="008aa8ad"/>
    </style:style>
    <style:style style:name="T1" style:family="text">
      <style:text-properties officeooo:rsid="00225319"/>
    </style:style>
    <style:style style:name="T2" style:family="text">
      <style:text-properties officeooo:rsid="00236e33"/>
    </style:style>
    <style:style style:name="T3" style:family="text">
      <style:text-properties officeooo:rsid="00260b36"/>
    </style:style>
    <style:style style:name="T4" style:family="text">
      <style:text-properties officeooo:rsid="0026931c"/>
    </style:style>
    <style:style style:name="T5" style:family="text">
      <style:text-properties officeooo:rsid="002c5412"/>
    </style:style>
    <style:style style:name="T6" style:family="text">
      <style:text-properties officeooo:rsid="002d150c"/>
    </style:style>
    <style:style style:name="T7" style:family="text">
      <style:text-properties officeooo:rsid="002ed108"/>
    </style:style>
    <style:style style:name="T8" style:family="text">
      <style:text-properties officeooo:rsid="00384391"/>
    </style:style>
    <style:style style:name="T9" style:family="text">
      <style:text-properties officeooo:rsid="0038ee17"/>
    </style:style>
    <style:style style:name="T10" style:family="text">
      <style:text-properties officeooo:rsid="00469211"/>
    </style:style>
    <style:style style:name="T11" style:family="text">
      <style:text-properties officeooo:rsid="0047c8c2"/>
    </style:style>
    <style:style style:name="T12" style:family="text">
      <style:text-properties officeooo:rsid="0048bdcc"/>
    </style:style>
    <style:style style:name="T13" style:family="text">
      <style:text-properties officeooo:rsid="0048fd77"/>
    </style:style>
    <style:style style:name="T14" style:family="text">
      <style:text-properties officeooo:rsid="00492717"/>
    </style:style>
    <style:style style:name="T15" style:family="text">
      <style:text-properties officeooo:rsid="0049bde7"/>
    </style:style>
    <style:style style:name="T16" style:family="text">
      <style:text-properties officeooo:rsid="0050e912"/>
    </style:style>
    <style:style style:name="T17" style:family="text">
      <style:text-properties officeooo:rsid="00524d43"/>
    </style:style>
    <style:style style:name="T18" style:family="text">
      <style:text-properties officeooo:rsid="00539813"/>
    </style:style>
    <style:style style:name="T19" style:family="text">
      <style:text-properties officeooo:rsid="00596099"/>
    </style:style>
    <style:style style:name="T20" style:family="text">
      <style:text-properties officeooo:rsid="00598ed8"/>
    </style:style>
    <style:style style:name="T21" style:family="text">
      <style:text-properties officeooo:rsid="005be450"/>
    </style:style>
    <style:style style:name="T22" style:family="text">
      <style:text-properties officeooo:rsid="006c0a66"/>
    </style:style>
    <style:style style:name="T23" style:family="text">
      <style:text-properties officeooo:rsid="006f09cb"/>
    </style:style>
    <style:style style:name="T24" style:family="text">
      <style:text-properties officeooo:rsid="0070db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msetzbarkeit Robotersteuer</text:p>
      <text:p text:style-name="P1"/>
      <text:p text:style-name="P2">Risiken:</text:p>
      <text:p text:style-name="P3">Investitionshemmungen</text:p>
      <text:p text:style-name="P4">Fragliche <text:span text:style-name="T1">Klassifizierung von Robotern (</text:span><text:span text:style-name="T2">Voll Autonom / </text:span><text:span text:style-name="T3">Menschlich Operiert Autonom/ </text:span><text:span text:style-name="T4">Werkzeug für Menschen)</text:span></text:p>
      <text:p text:style-name="P4"/>
      <text:p text:style-name="P5">Chanchen:</text:p>
      <text:p text:style-name="P6">Moneten für Papa Schol<text:span text:style-name="T5">z</text:span></text:p>
      <text:p text:style-name="P7">Produktivere Wirtschaft, <text:span text:style-name="T6">ohne </text:span><text:span text:style-name="T7">Soziale investitionen zu verringern</text:span></text:p>
      <text:p text:style-name="P7"/>
      <text:p text:style-name="P7"/>
      <text:p text:style-name="P8">Abschließender Satz:</text:p>
      <text:p text:style-name="P9">Ich halte eine Robotersteuer für <text:span text:style-name="T8">nicht Sinnvoll und Innovationshemmen</text:span><text:span text:style-name="T9">d.</text:span></text:p>
      <text:p text:style-name="P9"/>
      <text:p text:style-name="P9"/>
      <text:p text:style-name="P9"/>
      <text:p text:style-name="P10">Armutsdefenitionen:</text:p>
      <text:p text:style-name="P11"/>
      <text:p text:style-name="P11">Absoulute Armut: Grundbedürfnisse sind nicht erfüllt. <text:span text:style-name="T10">Dazu zählen Essen, Gesundheit, Wohnung, Wärme, </text:span><text:span text:style-name="T11">Transport. </text:span><text:span text:style-name="T12">(</text:span><text:span text:style-name="T13">laut UN 1,90 USD)</text:span></text:p>
      <text:p text:style-name="P11"/>
      <text:p text:style-name="P12">relative Armut: <text:span text:style-name="T14">relative Armut wird definiert durch den Vergleich zu den jeweiligen Sozialen und staatlichen Umfeld der Personen. In einem reicheren Land ist diese </text:span><text:span text:style-name="T15">also höher als in einem ärmeren.</text:span></text:p>
      <text:p text:style-name="P12"/>
      <text:p text:style-name="P13">Einkommensarmut: <text:span text:style-name="T16">Armut ab einen Prozentsatz oder de</text:span><text:span text:style-name="T17">s Existenzminimum, </text:span><text:span text:style-name="T18">gemessen an Einkommen</text:span></text:p>
      <text:p text:style-name="P13"/>
      <text:p text:style-name="P14">Armut als Mangel an Verwirklichungschanchen: <text:span text:style-name="T19">Armut definiert als keine Selbst</text:span><text:span text:style-name="T20">verwirklichungschanchen.</text:span></text:p>
      <text:p text:style-name="P14"/>
      <text:p text:style-name="P15">Armut in relation zum Lebensstandart: <text:span text:style-name="T21">Armut definiert als das nicht besitzen von Standartgütern. In reicheren Ländern kann das zum Beispiel ein Handy, Auto, etc… inkludieren.</text:span></text:p>
      <text:p text:style-name="P15"/>
      <text:p text:style-name="P15"/>
      <text:p text:style-name="P16">Armutsdefenitionen müssen:</text:p>
      <text:list xml:id="list2644782489" text:style-name="L1">
        <text:list-item>
          <text:p text:style-name="P17">Relativ zum Lebensstandart</text:p>
        </text:list-item>
        <text:list-item>
          <text:p text:style-name="P17">Grundbedürfnisse abdecken</text:p>
        </text:list-item>
        <text:list-item>
          <text:p text:style-name="P18">nicht nur <text:span text:style-name="T24">monetär</text:span> oder <text:span text:style-name="T23">Materiell</text:span></text:p>
        </text:list-item>
      </text:list>
      <text:p text:style-name="P19"/>
      <text:p text:style-name="P19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31T09:26:15.645000000</dc:date>
    <meta:editing-duration>PT2H14M3S</meta:editing-duration>
    <meta:editing-cycles>61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9" meta:word-count="149" meta:character-count="1173" meta:non-whitespace-character-count="1046"/>
  </office:meta>
</office:document-meta>
</file>